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1.228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3.249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096cm"/>
    </style:style>
    <style:style style:name="co13" style:family="table-column">
      <style:table-column-properties fo:break-before="auto" style:column-width="2.307cm"/>
    </style:style>
    <style:style style:name="co14" style:family="table-column">
      <style:table-column-properties fo:break-before="auto" style:column-width="3.979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6.308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71cm solid #000000" fo:background-color="#ffcc00" fo:wrap-option="wrap" fo:border-left="0.071cm solid #000000" fo:border-right="0.002cm solid #000000" fo:border-top="0.071cm solid #000000" style:vertical-align="top"/>
    </style:style>
    <style:style style:name="ce3" style:family="table-cell" style:parent-style-name="Default" style:data-style-name="N0">
      <style:table-cell-properties fo:wrap-option="wrap" style:direction="ttb" style:vertical-align="middle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9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5" style:family="table-cell" style:parent-style-name="Default" style:data-style-name="N0">
      <style:table-cell-properties fo:background-color="#808080"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18" style:family="table-cell" style:parent-style-name="Default">
      <style:table-cell-properties style:text-align-source="fix" style:repeat-content="false"/>
      <style:paragraph-properties fo:text-align="start"/>
    </style:style>
    <style:style style:name="ce19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20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1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22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2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25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28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13.694cm"/>
    </style:style>
    <style:style style:name="gr2" style:family="graphic">
      <style:graphic-properties draw:stroke="solid" svg:stroke-color="#000000" draw:fill="solid" draw:fill-color="#ffffff" fo:min-height="5.991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2">
        <office:forms form:automatic-focus="false" form:apply-design-mode="false"/>
        <table:table-column table:style-name="co3" table:default-cell-style-name="ce4"/>
        <table:table-column table:style-name="co4" table:default-cell-style-name="ce6"/>
        <table:table-column table:style-name="co5" table:default-cell-style-name="ce10"/>
        <table:table-column table:style-name="co4" table:default-cell-style-name="ce6"/>
        <table:table-column table:style-name="co6" table:default-cell-style-name="ce10"/>
        <table:table-column table:style-name="co7" table:default-cell-style-name="ce6"/>
        <table:table-column table:style-name="co8" table:default-cell-style-name="ce10"/>
        <table:table-column table:style-name="co8" table:default-cell-style-name="ce6"/>
        <table:table-column table:style-name="co9" table:default-cell-style-name="ce10"/>
        <table:table-column table:style-name="co4" table:default-cell-style-name="ce6"/>
        <table:table-column table:style-name="co10" table:default-cell-style-name="ce10"/>
        <table:table-column table:style-name="co4" table:default-cell-style-name="ce6"/>
        <table:table-column table:style-name="co11" table:default-cell-style-name="ce10"/>
        <table:table-column table:style-name="co12" table:default-cell-style-name="ce6"/>
        <table:table-column table:style-name="co2" table:number-columns-repeated="1010" table:default-cell-style-name="ce1"/>
        <table:table-row table:style-name="ro1">
          <table:table-cell table:style-name="ce2"/>
          <table:table-cell table:style-name="ce5" office:value-type="string">
            <text:p>１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２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３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４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５桁目</text:p>
          </table:table-cell>
          <table:table-cell table:style-name="ce9" office:value-type="string">
            <text:p>意味</text:p>
          </table:table-cell>
          <table:table-cell table:style-name="ce5" office:value-type="string">
            <text:p>６桁目</text:p>
          </table:table-cell>
          <table:table-cell table:style-name="ce9" office:value-type="string">
            <text:p>意味</text:p>
          </table:table-cell>
          <table:table-cell table:style-name="ce21" office:value-type="string">
            <text:p>７～１０桁目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28">
            <text:p>プログラム資源命名規約</text:p>
          </table:table-cell>
          <table:table-cell office:value-type="string" table:number-columns-spanned="1" table:number-rows-spanned="28">
            <text:p>p</text:p>
          </table:table-cell>
          <table:table-cell office:value-type="string" table:number-columns-spanned="1" table:number-rows-spanned="28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17" office:value-type="string">
            <text:p>0</text:p>
          </table:table-cell>
          <table:table-cell table:style-name="ce18" office:value-type="string">
            <text:p>-</text:p>
          </table:table-cell>
          <table:table-cell table:style-name="ce17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0" office:value-type="string" table:number-columns-spanned="4" table:number-rows-spanned="28">
            <text:p>01固定だが、複数ある場合は順に値を増やす</text:p>
          </table:table-cell>
          <table:covered-table-cell/>
          <table:covered-table-cell table:style-name="Default"/>
          <table:covered-table-cell table:style-name="Default">
            <draw:frame table:end-cell-address="ID体系.Q29" table:end-x="0.223cm" table:end-y="0.398cm" draw:z-index="0" draw:style-name="gr1" svg:width="5.727cm" svg:height="13.694cm" svg:x="2.868cm" svg:y="0.037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web</text:span><text:span text:style-name="T1">に表示する画像ファイル名</text:span></text:p>
                <text:p text:style-name="P1"><text:span text:style-name="T1">　</text:span><text:span text:style-name="T1">.gif </text:span><text:span text:style-name="T1">などを付与</text:span></text:p>
                <text:p text:style-name="P1"><text:span text:style-name="T1">・データファイル名</text:span></text:p>
                <text:p text:style-name="P1"><text:span text:style-name="T1">　</text:span><text:span text:style-name="T1">.dat </text:span><text:span text:style-name="T1">など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covered-table-cell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ログイン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style-name="ce3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2" office:value-type="string">
            <text:p>パスワード変更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s</text:p>
          </table:table-cell>
          <table:table-cell office:value-type="string">
            <text:p>詳細画面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人員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部署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作業場所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2" office:value-type="string">
            <text:p>作業定義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作業指示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作業入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2" office:value-type="string">
            <text:p>資料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2" office:value-type="string">
            <text:p>権限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2" office:value-type="string">
            <text:p>マイツリ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システム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ファイル取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o</text:p>
          </table:table-cell>
          <table:table-cell table:style-name="ce12" office:value-type="string">
            <text:p>ファイル出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9" office:value-type="string">
            <text:p>ログ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19" office:value-type="string">
            <text:p>ネットワーク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19" office:value-type="string">
            <text:p>休止期間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9" office:value-type="string">
            <text:p>作業進捗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d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19" office:value-type="string">
            <text:p>出来高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f</text:p>
          </table:table-cell>
          <table:table-cell table:style-name="ce19" office:value-type="string">
            <text:p>作業フロ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u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9" office:value-type="string">
            <text:p>ユーザ情報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統合システム管理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9" office:value-type="string">
            <text:p>顧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q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9" office:value-type="string">
            <text:p>システムj休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3"/>
          <table:table-cell table:style-name="ce15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19" office:value-type="string">
            <text:p>共通機能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21">
            <text:p>データ命名規約</text:p>
          </table:table-cell>
          <table:table-cell table:style-name="ce7" office:value-type="string" table:number-columns-spanned="1" table:number-rows-spanned="21">
            <text:p>d</text:p>
          </table:table-cell>
          <table:table-cell table:style-name="ce11" office:value-type="string" table:number-columns-spanned="1" table:number-rows-spanned="21">
            <text:p>データベース（テーブル名命名規約）</text:p>
          </table:table-cell>
          <table:table-cell office:value-type="string" table:number-columns-spanned="1" table:number-rows-spanned="19">
            <text:p>c</text:p>
          </table:table-cell>
          <table:table-cell office:value-type="string" table:number-columns-spanned="1" table:number-rows-spanned="19">
            <text:p>顧客別情報</text:p>
          </table:table-cell>
          <table:table-cell table:style-name="ce17" office:value-type="string">
            <text:p>0</text:p>
          </table:table-cell>
          <table:table-cell table:style-name="ce18" office:value-type="string">
            <text:p>-</text:p>
          </table:table-cell>
          <table:table-cell table:style-name="ce17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0" office:value-type="string" table:number-columns-spanned="4" table:number-rows-spanned="21">
            <text:p>01固定</text:p>
          </table:table-cell>
          <table:covered-table-cell table:number-columns-repeated="3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style-name="ce8"/>
          <table:covered-table-cell table:style-name="ce12"/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人員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部署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作業場所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2" office:value-type="string">
            <text:p>作業定義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作業指示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作業入力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2" office:value-type="string">
            <text:p>資料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掲示板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2" office:value-type="string">
            <text:p>権限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2" office:value-type="string">
            <text:p>マイツリー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システム設定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2" office:value-type="string">
            <text:p>掲示板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2" office:value-type="string">
            <text:p>ファイル定義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9" office:value-type="string">
            <text:p>ログ一覧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19" office:value-type="string">
            <text:p>ネットワーク設定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19" office:value-type="string">
            <text:p>休止期間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number-columns-repeated="2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統合システム管理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covered-table-cell table:style-name="ce8"/>
          <table:covered-table-cell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2" office:value-type="string">
            <text:p>メッセージ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number-columns-repeated="2" table:style-name="ce7"/>
          <table:table-cell table:style-name="ce8" office:value-type="string" table:number-columns-spanned="1" table:number-rows-spanned="2">
            <text:p>a</text:p>
          </table:table-cell>
          <table:table-cell table:style-name="ce12" office:value-type="string" table:number-columns-spanned="1" table:number-rows-spanned="2">
            <text:p>全システム共通資源</text:p>
          </table:table-cell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2" office:value-type="string">
            <text:p>顧客</text:p>
          </table:table-cell>
          <table:covered-table-cell table:style-name="ce20"/>
          <table:covered-table-cell table:number-columns-repeated="3"/>
          <table:table-cell table:style-name="ce13"/>
          <table:table-cell table:number-columns-repeated="1010"/>
        </table:table-row>
        <table:table-row table:style-name="ro1">
          <table:covered-table-cell/>
          <table:covered-table-cell table:style-name="ce8"/>
          <table:covered-table-cell table:style-name="ce12"/>
          <table:covered-table-cell table:style-name="ce8"/>
          <table:covered-table-cell table:style-name="ce12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19" office:value-type="string">
            <text:p>共通機能</text:p>
          </table:table-cell>
          <table:covered-table-cell table:number-columns-repeated="4"/>
          <table:table-cell table:style-name="ce13"/>
          <table:table-cell table:number-columns-repeated="1010"/>
        </table:table-row>
        <table:table-row table:style-name="ro1">
          <table:table-cell office:value-type="string" table:number-columns-spanned="1" table:number-rows-spanned="27">
            <text:p>コード</text:p>
          </table:table-cell>
          <table:table-cell office:value-type="string" table:number-columns-spanned="1" table:number-rows-spanned="27">
            <text:p>m</text:p>
          </table:table-cell>
          <table:table-cell table:style-name="ce6" office:value-type="string" table:number-columns-spanned="1" table:number-rows-spanned="27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17" office:value-type="string" table:number-columns-spanned="5" table:number-rows-spanned="27">
            <text:p>000001から順に割り振る</text:p>
          </table:table-cell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s</text:p>
          </table:table-cell>
          <table:table-cell office:value-type="string">
            <text:p>詳細画面</text:p>
          </table:table-cell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成功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6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m</text:p>
          </table:table-cell>
          <table:table-cell office:value-type="string">
            <text:p>メール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ログ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f</text:p>
          </table:table-cell>
          <table:table-cell office:value-type="string">
            <text:p>ftp</text:p>
          </table:table-cell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コード一覧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number-columns-repeated="1018" table:default-cell-style-name="ce1"/>
        <table:table-row table:style-name="ro1">
          <table:table-cell table:style-name="ce22" office:value-type="string">
            <text:p>種別英名</text:p>
          </table:table-cell>
          <table:table-cell table:style-name="ce24" office:value-type="string">
            <text:p>種別和名</text:p>
          </table:table-cell>
          <table:table-cell table:style-name="ce25" office:value-type="string">
            <text:p>コード</text:p>
          </table:table-cell>
          <table:table-cell table:style-name="ce24" office:value-type="string">
            <text:p>表示名称</text:p>
          </table:table-cell>
          <table:table-cell table:style-name="ce24" office:value-type="string">
            <office:annotation draw:style-name="gr3" draw:text-style-name="P2" svg:width="3.027cm" svg:height="2.117cm" svg:x="14.324cm" svg:y="0cm" draw:caption-point-x="1.919cm" draw:caption-point-y="0.01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27" office:value-type="string">
            <text:p>備考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</table:table-cell>
          <table:table-cell table:style-name="ce10" office:value-type="string">
            <text:p>事業種別</text:p>
          </table:table-cell>
          <table:table-cell office:value-type="float" office:value="0">
            <text:p>0</text:p>
          </table:table-cell>
          <table:table-cell office:value-type="string">
            <text:p>開発</text:p>
          </table:table-cell>
          <table:table-cell office:value-type="string">
            <text:p>開</text:p>
          </table:table-cell>
          <table:table-cell office:value-type="string">
            <text:p>何らかの成果物完成を目指す事業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  <draw:frame table:end-cell-address="コード一覧.D15" table:end-x="2.844cm" table:end-y="0.298cm" draw:z-index="0" draw:style-name="gr2" svg:width="9.386cm" svg:height="5.991cm" svg:x="1.212cm" svg:y="0.233cm">
              <draw:text-box>
                <text:p>作成中</text:p>
              </draw:text-box>
            </draw:frame>
          </table:table-cell>
          <table:table-cell table:style-name="ce10" office:value-type="string">
            <text:p>事業種別</text:p>
          </table:table-cell>
          <table:table-cell office:value-type="float" office:value="1">
            <text:p>1</text:p>
          </table:table-cell>
          <table:table-cell office:value-type="string">
            <text:p>運用</text:p>
          </table:table-cell>
          <table:table-cell office:value-type="string">
            <text:p>運</text:p>
          </table:table-cell>
          <table:table-cell office:value-type="string">
            <text:p>販売、貸与等、顧客向け事業</text:p>
          </table:table-cell>
          <table:table-cell table:number-columns-repeated="1018"/>
        </table:table-row>
        <table:table-row table:style-name="ro1">
          <table:table-cell office:value-type="string">
            <text:p>SvsType</text:p>
          </table:table-cell>
          <table:table-cell table:style-name="ce10" office:value-type="string">
            <text:p>事業種別</text:p>
          </table:table-cell>
          <table:table-cell office:value-type="float" office:value="8">
            <text:p>8</text:p>
          </table:table-cell>
          <table:table-cell office:value-type="string">
            <text:p>不採算</text:p>
          </table:table-cell>
          <table:table-cell office:value-type="string">
            <text:p>不</text:p>
          </table:table-cell>
          <table:table-cell office:value-type="string">
            <text:p>総務、人事、会計など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Tani</text:p>
          </table:table-cell>
          <table:table-cell table:style-name="ce23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Cyc</text:p>
          </table:table-cell>
          <table:table-cell table:style-name="ce10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im</text:p>
          </table:table-cell>
          <table:table-cell table:style-name="ce10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OkNg</text:p>
          </table:table-cell>
          <table:table-cell table:style-name="ce10" office:value-type="string">
            <text:p>参加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OkNg</text:p>
          </table:table-cell>
          <table:table-cell table:style-name="ce10" office:value-type="string">
            <text:p>参加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WkStPlHumNd</text:p>
          </table:table-cell>
          <table:table-cell table:style-name="ce10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計画時に作業予定者を特に決めない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WkStPlHumNd</text:p>
          </table:table-cell>
          <table:table-cell table:style-name="ce10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計画時に作業予定者を決める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WkStPlHumNd</text:p>
          </table:table-cell>
          <table:table-cell table:style-name="ce10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計画時に作業部署を決める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WkStPlHumNd</text:p>
          </table:table-cell>
          <table:table-cell table:style-name="ce10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この作業は常に熟練者が行う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PosNd</text:p>
          </table:table-cell>
          <table:table-cell table:style-name="ce10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計画時に作業場所を入力し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PosNd</text:p>
          </table:table-cell>
          <table:table-cell table:style-name="ce10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計画時に作業場所を入力する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WkPosNd</text:p>
          </table:table-cell>
          <table:table-cell table:style-name="ce10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PlDNd</text:p>
          </table:table-cell>
          <table:table-cell table:style-name="ce23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作業開始予定日を入力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PlDNd</text:p>
          </table:table-cell>
          <table:table-cell table:style-name="ce23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作業開始予定日を入力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PlDNd</text:p>
          </table:table-cell>
          <table:table-cell table:style-name="ce23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作業終了予定日を入力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PlDNd</text:p>
          </table:table-cell>
          <table:table-cell table:style-name="ce23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作業終了予定日を入力する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VNd</text:p>
          </table:table-cell>
          <table:table-cell table:style-name="ce23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計画時に、出来高を入力し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VNd</text:p>
          </table:table-cell>
          <table:table-cell table:style-name="ce23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計画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DNd</text:p>
          </table:table-cell>
          <table:table-cell table:style-name="ce23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DNd</text:p>
          </table:table-cell>
          <table:table-cell table:style-name="ce23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StDNd</text:p>
          </table:table-cell>
          <table:table-cell table:style-name="ce23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DNd</text:p>
          </table:table-cell>
          <table:table-cell table:style-name="ce23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DNd</text:p>
          </table:table-cell>
          <table:table-cell table:style-name="ce23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EdDNd</text:p>
          </table:table-cell>
          <table:table-cell table:style-name="ce23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MailFlg</text:p>
          </table:table-cell>
          <table:table-cell table:style-name="ce23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WkMailFlg</text:p>
          </table:table-cell>
          <table:table-cell table:style-name="ce23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CalFlg</text:p>
          </table:table-cell>
          <table:table-cell table:style-name="ce10" office:value-type="string">
            <text:p>前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前工程からの完了報告メールを自動送信しない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CalFlg</text:p>
          </table:table-cell>
          <table:table-cell table:style-name="ce10" office:value-type="string">
            <text:p>前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前工程完了時に、後工程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UsUnUs</text:p>
          </table:table-cell>
          <table:table-cell table:style-name="ce10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sUnUs</text:p>
          </table:table-cell>
          <table:table-cell table:style-name="ce10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UFlg</text:p>
          </table:table-cell>
          <table:table-cell table:style-name="ce10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0">
            <text:p>10</text:p>
          </table:table-cell>
          <table:table-cell office:value-type="string">
            <text:p>開始待ち</text:p>
          </table:table-cell>
          <table:table-cell office:value-type="string">
            <text:p>未</text:p>
          </table:table-cell>
          <table:table-cell office:value-type="string">
            <text:p>表示名称　の側は　サービスや作業の場合に表示する文字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1">
            <text:p>11</text:p>
          </table:table-cell>
          <table:table-cell office:value-type="string">
            <text:p>調査中</text:p>
          </table:table-cell>
          <table:table-cell office:value-type="string">
            <text:p>調査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2">
            <text:p>12</text:p>
          </table:table-cell>
          <table:table-cell office:value-type="string">
            <text:p>待機中</text:p>
          </table:table-cell>
          <table:table-cell office:value-type="string">
            <text:p>待機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3">
            <text:p>13</text:p>
          </table:table-cell>
          <table:table-cell office:value-type="string">
            <text:p>検討中</text:p>
          </table:table-cell>
          <table:table-cell office:value-type="string">
            <text:p>検討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4">
            <text:p>14</text:p>
          </table:table-cell>
          <table:table-cell office:value-type="string">
            <text:p>休止中</text:p>
          </table:table-cell>
          <table:table-cell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8">
            <text:p>18</text:p>
          </table:table-cell>
          <table:table-cell office:value-type="string">
            <text:p>終了</text:p>
          </table:table-cell>
          <table:table-cell office:value-type="string">
            <text:p>抹消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議案提出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議題化検討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検討開始待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01">
            <text:p>601</text:p>
          </table:table-cell>
          <table:table-cell office:value-type="string">
            <text:p>事業管理</text:p>
          </table:table-cell>
          <table:table-cell office:value-type="string">
            <text:p>事管</text:p>
          </table:table-cell>
          <table:table-cell office:value-type="string">
            <text:p>作業管理にて、御社が行う事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WkType</text:p>
          </table:table-cell>
          <table:table-cell table:style-name="ce10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BbsType</text:p>
          </table:table-cell>
          <table:table-cell table:style-name="ce10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HowCom</text:p>
          </table:table-cell>
          <table:table-cell table:style-name="ce10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HowCom</text:p>
          </table:table-cell>
          <table:table-cell table:style-name="ce10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HowCom</text:p>
          </table:table-cell>
          <table:table-cell table:style-name="ce10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HowCom</text:p>
          </table:table-cell>
          <table:table-cell table:style-name="ce10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FinalAns</text:p>
          </table:table-cell>
          <table:table-cell table:style-name="ce10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185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186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187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188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189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190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191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192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193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194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195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196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197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198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199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00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01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02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03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0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19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19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19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19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19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19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19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19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19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19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19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19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19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19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19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19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19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19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19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19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19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19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19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19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19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19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19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19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19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19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19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19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19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19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19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19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19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19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19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19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19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19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19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19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正常メッセージ</text:p>
          </table:table-cell>
          <table:table-cell table:style-name="ce26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警告メッセージ</text:p>
          </table:table-cell>
          <table:table-cell table:style-name="ce26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操作異常メッセージ</text:p>
          </table:table-cell>
          <table:table-cell table:style-name="ce26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26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コード一覧.$A$1" table:expression="[コード一覧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30">2021/06/30</text:date>, <text:time>13:21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30">2021/06/30</text:date> <text:time>13:21:17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6-30">2021/06/30</text:date> <text:time>13:21:17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6-30T13:21:17.75</dc:date>
    <meta:editing-duration>PT8H41M19S</meta:editing-duration>
    <meta:editing-cycles>19</meta:editing-cycles>
    <meta:document-statistic meta:table-count="3" meta:cell-count="1683" meta:object-count="2"/>
  </office:meta>
</office:document-meta>
</file>